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372cm" fo:min-width="4.318cm"/>
    </style:style>
    <style:style style:name="gr2" style:family="graphic" style:parent-style-name="standard">
      <style:graphic-properties draw:fill="solid" draw:fill-color="#dddddd" draw:textarea-horizontal-align="justify" draw:textarea-vertical-align="top" draw:auto-grow-height="false" fo:min-height="1.251cm" fo:min-width="4.572cm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1.937cm" fo:min-width="4.318cm"/>
    </style:style>
    <style:style style:name="gr4" style:family="graphic" style:parent-style-name="standard">
      <style:graphic-properties draw:fill="none" draw:textarea-horizontal-align="justify" draw:textarea-vertical-align="top" draw:auto-grow-height="false" fo:min-height="0.833cm" fo:min-width="3.0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7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262cm"/>
    </style:style>
    <style:style style:name="gr7" style:family="graphic" style:parent-style-name="standard">
      <style:graphic-properties draw:fill="none" draw:textarea-horizontal-align="justify" draw:textarea-vertical-align="top" draw:auto-grow-height="false" fo:min-height="2.055cm" fo:min-width="4.597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372cm" fo:min-width="4.5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5.844cm"/>
    </style:style>
    <style:style style:name="gr11" style:family="graphic" style:parent-style-name="standard">
      <style:graphic-properties draw:fill="solid" draw:fill-color="#dddddd" draw:textarea-horizontal-align="justify" draw:textarea-vertical-align="top" draw:auto-grow-height="false" fo:min-height="1.505cm" fo:min-width="4.318cm"/>
    </style:style>
    <style:style style:name="gr12" style:family="graphic" style:parent-style-name="standard">
      <style:graphic-properties draw:fill="solid" draw:fill-color="#dddddd" draw:textarea-horizontal-align="justify" draw:textarea-vertical-align="top" draw:auto-grow-height="false" fo:min-height="0.267cm" fo:min-width="4.343cm"/>
    </style:style>
    <style:style style:name="gr13" style:family="graphic" style:parent-style-name="standard">
      <style:graphic-properties draw:fill="none" draw:textarea-horizontal-align="justify" draw:textarea-vertical-align="top" draw:auto-grow-height="false" fo:min-height="1.955cm" fo:min-width="4.368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372cm" fo:min-width="4.355cm"/>
    </style:style>
    <style:style style:name="gr15" style:family="graphic" style:parent-style-name="standard">
      <style:graphic-properties draw:fill="none" draw:textarea-horizontal-align="justify" draw:textarea-vertical-align="top" draw:auto-grow-height="false" fo:min-height="2.798cm" fo:min-width="4.318cm"/>
    </style:style>
    <style:style style:name="gr16" style:family="graphic" style:parent-style-name="standard">
      <style:graphic-properties draw:fill="solid" draw:fill-color="#dddddd" draw:textarea-horizontal-align="justify" draw:textarea-vertical-align="top" draw:auto-grow-height="false" fo:min-height="1.469cm" fo:min-width="4.31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05cm"/>
    </style:style>
    <style:style style:name="gr18" style:family="graphic" style:parent-style-name="standard">
      <style:graphic-properties draw:fill="none" draw:textarea-horizontal-align="justify" draw:textarea-vertical-align="top" draw:auto-grow-height="false" fo:min-height="1.612cm" fo:min-width="4.368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612cm" fo:min-width="4.355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493cm" fo:min-width="5.969cm"/>
    </style:style>
    <style:style style:name="gr21" style:family="graphic" style:parent-style-name="standard">
      <style:graphic-properties draw:fill="none" draw:textarea-horizontal-align="justify" draw:textarea-vertical-align="top" draw:auto-grow-height="false" fo:min-height="3.151cm" fo:min-width="5.969cm"/>
    </style:style>
    <style:style style:name="gr2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fo:min-height="0.955cm"/>
    </style:style>
    <style:style style:name="gr25" style:family="graphic" style:parent-style-name="objectwithoutfill">
      <style:graphic-properties svg:stroke-width="0.053cm" draw:marker-start-width="0.279cm" draw:marker-end="Diamond_20_unfilled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27" style:family="graphic" style:parent-style-name="standard">
      <style:graphic-properties draw:stroke="none" svg:stroke-color="#000000" draw:fill="none" draw:fill-color="#ffffff" fo:min-height="1.338cm"/>
    </style:style>
    <style:style style:name="gr28" style:family="graphic" style:parent-style-name="standard">
      <style:graphic-properties draw:stroke="none" svg:stroke-color="#000000" draw:fill="none" draw:fill-color="#ffffff" fo:min-height="1.274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493cm" fo:min-width="3.428cm"/>
    </style:style>
    <style:style style:name="gr30" style:family="graphic" style:parent-style-name="standard">
      <style:graphic-properties draw:stroke="none" svg:stroke-color="#000000" draw:fill="none" draw:fill-color="#ffffff" fo:min-height="2.863cm"/>
    </style:style>
    <style:style style:name="gr31" style:family="graphic" style:parent-style-name="standard">
      <style:graphic-properties draw:fill="none" draw:textarea-horizontal-align="justify" draw:textarea-vertical-align="top" draw:auto-grow-height="false" fo:min-height="1.147cm" fo:min-width="4.31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dddddd"/>
      <style:paragraph-properties fo:text-align="start"/>
      <style:text-properties fo:font-size="9.80000019073486pt" fo:background-color="#cccccc" style:font-size-asian="10pt" style:font-size-complex="10pt"/>
    </style:style>
    <style:style style:name="P5" style:family="paragraph">
      <loext:graphic-properties draw:fill="none"/>
      <style:paragraph-properties fo:text-align="start"/>
      <style:text-properties fo:font-size="9.80000019073486pt" style:font-size-asian="10pt" style:font-size-complex="10pt"/>
    </style:style>
    <style:style style:name="P6" style:family="paragraph">
      <loext:graphic-properties draw:fill="none"/>
      <style:paragraph-properties fo:text-align="start"/>
      <style:text-properties fo:font-size="9.80000019073486pt" fo:font-weight="normal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color="#c9211e" style:font-name="Liberation Mono" fo:font-size="11pt" fo:font-style="italic" style:font-size-asian="11pt" style:font-style-asian="italic" style:font-size-complex="11pt" style:font-style-complex="italic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c9211e" style:font-name="Liberation Mono" fo:font-size="11.8000001907349pt" fo:font-style="italic" style:font-size-asian="12pt" style:font-style-asian="italic" style:font-size-complex="12pt" style:font-style-complex="italic"/>
    </style:style>
    <style:style style:name="P12" style:family="paragraph">
      <loext:graphic-properties draw:fill="none" draw:fill-color="#ffffff"/>
      <style:text-properties fo:color="#c9211e" style:font-name="Liberation Mono"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2pt" style:font-weight-asian="bold" style:font-size-complex="12pt" style:font-weight-complex="bold"/>
    </style:style>
    <style:style style:name="T5" style:family="text">
      <style:text-properties fo:font-size="10pt" fo:font-weight="normal" style:font-size-asian="12pt" style:font-weight-asian="bold" style:font-size-complex="12pt" style:font-weight-complex="bold"/>
    </style:style>
    <style:style style:name="T6" style:family="text">
      <style:text-properties fo:color="#c9211e" style:font-name="Liberation Mono" fo:font-size="11pt" fo:font-style="italic" style:font-size-asian="11pt" style:font-style-asian="italic" style:font-size-complex="11pt" style:font-style-complex="italic"/>
    </style:style>
    <style:style style:name="T7" style:family="text">
      <style:text-properties fo:color="#000000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c9211e" style:font-name="Lucida Console" fo:font-size="12pt" style:font-size-asian="12pt" style:font-size-complex="12pt"/>
    </style:style>
    <style:style style:name="T10" style:family="text">
      <style:text-properties fo:font-variant="normal" fo:text-transform="none" fo:color="#00a933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18cm" svg:height="0.622cm" svg:x="2.106cm" svg:y="8.979cm">
          <text:p text:style-name="P1"><text:span text:style-name="T1">ds_course::Circ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72cm" svg:height="1.501cm" svg:x="7.542cm" svg:y="9.633cm">
          <text:p text:style-name="P3"><text:span text:style-name="T2">- n: int</text:span></text:p>
          <text:p text:style-name="P3"><text:span text:style-name="T2">- color:string</text:span></text:p>
          <text:p text:style-name="P3"><text:span text:style-name="T2">- points:Matrix&lt;double&gt;**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818cm" svg:height="2.187cm" svg:x="2.106cm" svg:y="11.402cm">
          <text:p text:style-name="P3"><text:span text:style-name="T3">+ Circle(col:string)</text:span></text:p>
          <text:p text:style-name="P3"><text:span text:style-name="T3">+ ~Circle()</text:span></text:p>
          <text:p text:style-name="P3"><text:span text:style-name="T3">+ draw():string <text:s/>// SVG </text:span></text:p>
          <text:p text:style-name="P3"><text:span text:style-name="T3">+ transform(m: Matrix):void</text:span></text:p>
          <text:p text:style-name="P3"><text:span text:style-name="T3">+ clone(): Shape*</text:span></text:p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3.588cm" svg:height="1.083cm" svg:x="2.374cm" svg:y="3.626cm">
          <text:p text:style-name="P3"><text:span text:style-name="T4">+ main():int</text:span></text:p>
          <text:p text:style-name="P3"><text:span text:style-name="T5"/></text:p>
          <text:p text:style-name="P3"><text:span text:style-name="T5"/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frame draw:style-name="gr5" draw:text-style-name="P7" xml:id="id3" draw:id="id3" draw:layer="layout" svg:width="4.227cm" svg:height="0.729cm" svg:x="7.965cm" svg:y="8.334cm">
          <draw:text-box>
            <text:p><text:span text:style-name="T6">Polygon.h, *.cpp</text:span></text:p>
          </draw:text-box>
        </draw:frame>
        <draw:frame draw:style-name="gr6" draw:text-style-name="P7" draw:layer="layout" svg:width="3.762cm" svg:height="0.729cm" svg:x="2.279cm" svg:y="3.048cm">
          <draw:text-box>
            <text:p><text:span text:style-name="T6">ShapesMain.cpp</text:span></text:p>
          </draw:text-box>
        </draw:frame>
        <draw:custom-shape draw:style-name="gr7" draw:text-style-name="P6" draw:layer="layout" svg:width="5.097cm" svg:height="2.305cm" svg:x="7.53cm" svg:y="11.157cm">
          <text:p text:style-name="P3"><text:span text:style-name="T7">+ Polygon(color:string, n:int)</text:span></text:p>
          <text:p text:style-name="P8"><text:span text:style-name="T7">+ ~Polygon()</text:span></text:p>
          <text:p text:style-name="P8"><text:span text:style-name="T7">+ draw():string <text:s/>// SVG</text:span></text:p>
          <text:p text:style-name="P8"><text:span text:style-name="T7">+ transform(m: Matrix):void</text:span></text:p>
          <text:p text:style-name="P8"><text:span text:style-name="T7">+ clone(): Shape*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4cm" svg:height="0.622cm" svg:x="7.536cm" svg:y="8.991cm">
          <text:p text:style-name="P1"><text:span text:style-name="T8">ds_course::Polygon</text:span></text:p>
          <draw:enhanced-geometry svg:viewBox="0 0 21600 21600" draw:type="rectangle" draw:enhanced-path="M 0 0 L 21600 0 21600 21600 0 21600 0 0 Z N"/>
        </draw:custom-shape>
        <draw:frame draw:style-name="gr9" draw:text-style-name="P7" xml:id="id1" draw:id="id1" draw:layer="layout" svg:width="5.18cm" svg:height="0.729cm" svg:x="1.998cm" svg:y="8.336cm">
          <draw:text-box>
            <text:p><text:span text:style-name="T6">Circle.h, *.cpp</text:span></text:p>
          </draw:text-box>
        </draw:frame>
        <draw:frame draw:style-name="gr10" draw:text-style-name="P10" draw:layer="layout" svg:width="6.344cm" svg:height="0.674cm" svg:x="1.85cm" svg:y="2.286cm">
          <draw:text-box>
            <text:p><text:span text:style-name="T9">${GIT_DIR}/ex06-shapes/</text:span></text:p>
          </draw:text-box>
        </draw:frame>
        <draw:custom-shape draw:style-name="gr11" draw:text-style-name="P4" draw:layer="layout" svg:width="4.818cm" svg:height="1.755cm" svg:x="2.106cm" svg:y="9.629cm">
          <text:p text:style-name="P3"><text:span text:style-name="T2">- n:int </text:span><text:span text:style-name="T10"><text:s/>// const = 1000</text:span></text:p>
          <text:p text:style-name="P3"><text:span text:style-name="T2">- color:string</text:span></text:p>
          <text:p text:style-name="P3"><text:span text:style-name="T2">- points:Matrix&lt;double&gt;**</text:span></text:p>
          <text:p text:style-name="P3"><text:span text:style-name="T10"><text:s text:c="2"/></text:span><text:span text:style-name="T10">// array of point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843cm" svg:height="0.517cm" svg:x="14.414cm" svg:y="9.597cm">
          <text:p text:style-name="P3"><text:span text:style-name="T2">- stack:ShapeStack</text:span></text:p>
          <draw:enhanced-geometry svg:viewBox="0 0 21600 21600" draw:type="rectangle" draw:enhanced-path="M 0 0 L 21600 0 21600 21600 0 21600 0 0 Z N"/>
        </draw:custom-shape>
        <draw:frame draw:style-name="gr6" draw:text-style-name="P11" xml:id="id6" draw:id="id6" draw:layer="layout" svg:width="3.762cm" svg:height="0.729cm" svg:x="14.287cm" svg:y="8.298cm">
          <draw:text-box>
            <text:p><text:span text:style-name="T6">Group.h, *.cpp</text:span></text:p>
          </draw:text-box>
        </draw:frame>
        <draw:custom-shape draw:style-name="gr13" draw:text-style-name="P6" xml:id="id5" draw:id="id5" draw:layer="layout" svg:width="4.868cm" svg:height="2.205cm" svg:x="14.401cm" svg:y="10.114cm">
          <text:p text:style-name="P3"><text:span text:style-name="T7">+ Group(stack:ShapeStack)</text:span></text:p>
          <text:p text:style-name="P8"><text:span text:style-name="T7">+ ~Group()</text:span></text:p>
          <text:p text:style-name="P8"><text:span text:style-name="T7">+ draw():string <text:s/>// SVG </text:span></text:p>
          <text:p text:style-name="P8"><text:span text:style-name="T7">+ transform(m: Matrix):void</text:span></text:p>
          <text:p text:style-name="P8"><text:span text:style-name="T7">+ clone(): Shape*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855cm" svg:height="0.622cm" svg:x="14.408cm" svg:y="8.955cm">
          <text:p text:style-name="P1"><text:span text:style-name="T8">ds_course::Group</text:span></text:p>
          <draw:enhanced-geometry svg:viewBox="0 0 21600 21600" draw:type="rectangle" draw:enhanced-path="M 0 0 L 21600 0 21600 21600 0 21600 0 0 Z N"/>
        </draw:custom-shape>
        <draw:custom-shape draw:style-name="gr1" draw:text-style-name="P9" xml:id="id4" draw:id="id4" draw:layer="layout" svg:width="4.818cm" svg:height="0.622cm" svg:x="14.426cm" svg:y="13.76cm">
          <text:p text:style-name="P1"><text:span text:style-name="T8">ds_course::ShapeStack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818cm" svg:height="3.048cm" svg:x="14.426cm" svg:y="16.083cm">
          <text:p text:style-name="P3"><text:span text:style-name="T3">+ ShapeStack()</text:span></text:p>
          <text:p text:style-name="P3"><text:span text:style-name="T3">+ ~ShapeStack()</text:span></text:p>
          <text:p text:style-name="P3"><text:span text:style-name="T11">+ size():</text:span><text:span text:style-name="T3">int </text:span></text:p>
          <text:p text:style-name="P3"><text:span text:style-name="T3">+ empty():bool</text:span></text:p>
          <text:p text:style-name="P3"><text:span text:style-name="T3">+ top(): Shape*</text:span></text:p>
          <text:p text:style-name="P3"><text:span text:style-name="T3">+ push(sh:Shape*):void</text:span></text:p>
          <text:p text:style-name="P3"><text:span text:style-name="T11">+ pop():</text:span><text:span text:style-name="T3">void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5.18cm" svg:height="0.729cm" svg:x="14.444cm" svg:y="20.447cm">
          <draw:text-box>
            <text:p><text:span text:style-name="T6">ShapeStack.h, *.cpp</text:span></text:p>
          </draw:text-box>
        </draw:frame>
        <draw:custom-shape draw:style-name="gr16" draw:text-style-name="P4" draw:layer="layout" svg:width="4.818cm" svg:height="1.719cm" svg:x="14.426cm" svg:y="14.41cm">
          <text:p text:style-name="P3"><text:span text:style-name="T2">- top: int;</text:span></text:p>
          <text:p text:style-name="P3"><text:span text:style-name="T2">- shapes: Shape** <text:s/></text:span></text:p>
          <text:p text:style-name="P3"><text:span text:style-name="T10"><text:s text:c="3"/></text:span><text:span text:style-name="T10">// array of pointers</text:span></text:p>
          <text:p text:style-name="P3"><text:span text:style-name="T2">- iterCursor: int</text:span>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3.55cm" svg:height="0.729cm" svg:x="7.288cm" svg:y="2.799cm">
          <draw:text-box>
            <text:p><text:span text:style-name="T6">Shape.h</text:span></text:p>
          </draw:text-box>
        </draw:frame>
        <draw:custom-shape draw:style-name="gr18" draw:text-style-name="P6" xml:id="id7" draw:id="id7" draw:layer="layout" svg:width="4.868cm" svg:height="1.862cm" svg:x="7.644cm" svg:y="4.361cm">
          <text:p text:style-name="P3"><text:span text:style-name="T12">&lt;&lt;purely virtual&gt;&gt;</text:span></text:p>
          <text:p text:style-name="P3"><text:span text:style-name="T7">+ draw():string <text:s/>// SVG </text:span></text:p>
          <text:p text:style-name="P8"><text:span text:style-name="T7">+ transform(m: Matrix):void</text:span></text:p>
          <text:p text:style-name="P8"><text:span text:style-name="T7">+ clone(): Shape*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855cm" svg:height="0.862cm" svg:x="7.651cm" svg:y="3.456cm">
          <text:p text:style-name="P1"><text:span text:style-name="T8">&lt;&lt;abstract&gt;&gt;</text:span></text:p>
          <text:p text:style-name="P1"><text:span text:style-name="T8">ds_course::Shape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469cm" svg:height="0.743cm" svg:x="2.487cm" svg:y="14.372cm">
          <text:p text:style-name="P1"><text:span text:style-name="T8">ds_course::Transforma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6.469cm" svg:height="3.401cm" svg:x="2.487cm" svg:y="15.059cm">
          <text:p text:style-name="P3"><text:span text:style-name="T8">&lt;&lt;static&gt;&gt;</text:span></text:p>
          <text:p text:style-name="P3"><text:span text:style-name="T3">+getTRA(dx:double,dy:double):Matrix</text:span></text:p>
          <text:p text:style-name="P3"><text:span text:style-name="T8">&lt;&lt;static&gt;&gt;</text:span></text:p>
          <text:p text:style-name="P3"><text:span text:style-name="T13">+getROT(angle:double):Matrix</text:span></text:p>
          <text:p text:style-name="P3"><text:span text:style-name="T8">&lt;&lt;static&gt;&gt;</text:span></text:p>
          <text:p text:style-name="P3"><text:span text:style-name="T11">+getSCA(cx:double, cy:double)</text:span><text:span text:style-name="T13">:Matrix</text:span></text:p>
          <text:p text:style-name="P8"><text:span text:style-name="T8">&lt;&lt;static&gt;&gt;</text:span></text:p>
          <text:p text:style-name="P3"><text:span text:style-name="T11">+getSHA(cx:double, cy:double)</text:span><text:span text:style-name="T13">: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5.18cm" svg:height="0.729cm" svg:x="2.379cm" svg:y="13.789cm">
          <draw:text-box>
            <text:p><text:span text:style-name="T6">Transformation.h</text:span></text:p>
          </draw:text-box>
        </draw:frame>
        <draw:custom-shape draw:style-name="gr22" draw:text-style-name="P13" xml:id="id2" draw:id="id2" draw:layer="layout" svg:width="0.635cm" svg:height="0.508cm" svg:x="9.761cm" svg:y="6.22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4" draw:layer="layout" svg:x1="4.588cm" svg:y1="8.336cm" svg:x2="10.079cm" svg:y2="6.731cm" draw:start-shape="id1" draw:end-shape="id2" draw:end-glue-point="7" svg:d="M4588 8336v-788h5491v-817" svg:viewBox="0 0 5492 1606">
          <text:p/>
        </draw:connector>
        <draw:connector draw:style-name="gr23" draw:text-style-name="P14" draw:layer="layout" svg:x1="10.078cm" svg:y1="8.334cm" svg:x2="10.079cm" svg:y2="6.731cm" draw:start-shape="id3" draw:start-glue-point="0" draw:end-shape="id2" draw:end-glue-point="7" svg:d="M10078 8334v-787h1v-816" svg:viewBox="0 0 2 1604">
          <text:p/>
        </draw:connector>
        <draw:connector draw:style-name="gr23" draw:text-style-name="P14" draw:layer="layout" svg:x1="16.835cm" svg:y1="13.76cm" svg:x2="16.835cm" svg:y2="12.319cm" draw:start-shape="id4" draw:start-glue-point="0" draw:end-shape="id5" draw:end-glue-point="2" svg:d="M16835 13760v-1441" svg:viewBox="0 0 1 1442">
          <text:p/>
        </draw:connector>
        <draw:frame draw:style-name="gr24" draw:text-style-name="P15" draw:layer="layout" svg:width="2.831cm" svg:height="1.205cm" svg:x="16.731cm" svg:y="12.484cm">
          <draw:text-box>
            <text:p><text:span text:style-name="T14">1:1 relation (every Group owns a ShapeStack)</text:span></text:p>
          </draw:text-box>
        </draw:frame>
        <draw:connector draw:style-name="gr23" draw:text-style-name="P14" draw:layer="layout" svg:x1="16.168cm" svg:y1="8.298cm" svg:x2="10.079cm" svg:y2="6.731cm" draw:start-shape="id6" draw:start-glue-point="0" draw:end-shape="id2" draw:end-glue-point="7" svg:d="M16168 8298v-769h-6089v-798" svg:viewBox="0 0 6090 1568">
          <text:p/>
        </draw:connector>
        <draw:connector draw:style-name="gr25" draw:text-style-name="P14" draw:layer="layout" svg:x1="12.512cm" svg:y1="5.292cm" svg:x2="14.426cm" svg:y2="14.071cm" draw:start-shape="id7" draw:end-shape="id4" draw:end-glue-point="3" svg:d="M12512 5292h957v8779h957" svg:viewBox="0 0 1915 8780">
          <text:p/>
        </draw:connector>
        <draw:frame draw:style-name="gr26" draw:text-style-name="P15" draw:layer="layout" svg:width="2.667cm" svg:height="1.205cm" svg:x="7.432cm" svg:y="6.223cm">
          <draw:text-box>
            <text:p><text:span text:style-name="T14">Circle, Polygon, Group all inherit from Shape</text:span></text:p>
          </draw:text-box>
        </draw:frame>
        <draw:frame draw:style-name="gr27" draw:text-style-name="P15" draw:layer="layout" svg:width="3.556cm" svg:height="1.588cm" svg:x="13.528cm" svg:y="4.381cm">
          <draw:text-box>
            <text:p><text:span text:style-name="T14">Being in a stack is n:1 relation (ShapeStack can be an aggregation of multiple Shapes).</text:span></text:p>
          </draw:text-box>
        </draw:frame>
        <draw:frame draw:style-name="gr28" draw:text-style-name="P15" draw:layer="layout" svg:width="6.731cm" svg:height="1.524cm" svg:x="2.352cm" svg:y="18.488cm">
          <draw:text-box>
            <text:p><text:span text:style-name="T14">This is a “factory” pattern – not convenient to call Matrix.h constructor everywhere – it is too messy.</text:span></text:p>
            <text:p><text:span text:style-name="T14">“</text:span><text:span text:style-name="T14">Static” methods – they do not depend on any object (just belong to that object’s namespace).</text:span></text:p>
          </draw:text-box>
        </draw:frame>
        <draw:custom-shape draw:style-name="gr29" draw:text-style-name="P9" draw:layer="layout" svg:width="3.928cm" svg:height="0.743cm" svg:x="9.292cm" svg:y="15.783cm">
          <text:p text:style-name="P1"><text:span text:style-name="T8">ds_course::Matrix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5.18cm" svg:height="0.729cm" svg:x="9.156cm" svg:y="15.181cm">
          <draw:text-box>
            <text:p><text:span text:style-name="T6">Matrix.h</text:span></text:p>
          </draw:text-box>
        </draw:frame>
        <draw:frame draw:style-name="gr30" draw:text-style-name="P15" draw:layer="layout" svg:width="4.572cm" svg:height="3.113cm" svg:x="9.083cm" svg:y="16.51cm">
          <draw:text-box>
            <text:p><text:span text:style-name="T14">Can copy this implementation from EX04 (just get rid of the Ratio.h dependency).</text:span><text:span text:style-name="T14"><text:line-break/></text:span><text:span text:style-name="T14">Note that point coordinates are also stored in “Matrix” objects in all the shapes. But, if you want, you can also implement separate class to store column vectors – n-times-1 matrices.</text:span></text:p>
          </draw:text-box>
        </draw:frame>
        <draw:custom-shape draw:style-name="gr31" draw:text-style-name="P5" draw:layer="layout" svg:width="4.818cm" svg:height="1.397cm" svg:x="14.417cm" svg:y="19.123cm">
          <text:p text:style-name="P3"><text:span text:style-name="T3">- iterReset(): void</text:span></text:p>
          <text:p text:style-name="P3"><text:span text:style-name="T3">- iterHasNext(): bool</text:span></text:p>
          <text:p text:style-name="P3"><text:span text:style-name="T3">- iterNext(): Shape*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59cm" fo:margin-right="1.5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23T09:10:16.385000000</meta:creation-date>
    <dc:date>2020-10-22T22:02:48.213000000</dc:date>
    <meta:editing-duration>PT2H49M10S</meta:editing-duration>
    <meta:editing-cycles>26</meta:editing-cycles>
    <meta:generator>LibreOffice/6.3.2.2$Windows_X86_64 LibreOffice_project/98b30e735bda24bc04ab42594c85f7fd8be07b9c</meta:generator>
    <meta:document-statistic meta:object-count="39"/>
  </office:meta>
</office:document-meta>
</file>